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2901a" style:font-weight-asian="bold" style:font-weight-complex="bold"/>
    </style:style>
    <style:style style:name="P2" style:family="paragraph" style:parent-style-name="Standard">
      <style:text-properties fo:font-weight="bold" officeooo:rsid="00161588" officeooo:paragraph-rsid="00161588" style:font-weight-asian="bold" style:font-weight-complex="bold"/>
    </style:style>
    <style:style style:name="P3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4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5" style:family="paragraph" style:parent-style-name="Standard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Standard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7" style:family="paragraph" style:parent-style-name="Standard" style:list-style-name="L1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style="italic" fo:font-weight="normal" officeooo:rsid="0025034e" officeooo:paragraph-rsid="0025034e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fo:font-style="italic" fo:font-weight="normal" officeooo:rsid="0025034e" officeooo:paragraph-rsid="0027949f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font-style="italic" fo:font-weight="normal" officeooo:rsid="001b4bcd" officeooo:paragraph-rsid="001b4bcd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5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6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7" style:family="paragraph" style:parent-style-name="Standard" style:list-style-name="L1">
      <style:text-properties fo:language="zxx" fo:country="none" fo:font-style="italic" fo:font-weight="normal" officeooo:rsid="00161588" officeooo:paragraph-rsid="002864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8" style:family="paragraph" style:parent-style-name="Standard" style:list-style-name="L1">
      <style:text-properties fo:language="zxx" fo:country="none" fo:font-style="italic" fo:font-weight="normal" officeooo:rsid="001f2ff7" officeooo:paragraph-rsid="001f2ff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9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 style:list-style-name="L1">
      <style:text-properties fo:language="zxx" fo:country="none" fo:font-style="italic" fo:font-weight="normal" officeooo:rsid="0024b628" officeooo:paragraph-rsid="002864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P23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T1" style:family="text">
      <style:text-properties officeooo:rsid="0012901a"/>
    </style:style>
    <style:style style:name="T2" style:family="text">
      <style:text-properties officeooo:rsid="00184fc5"/>
    </style:style>
    <style:style style:name="T3" style:family="text">
      <style:text-properties officeooo:rsid="001b4bcd"/>
    </style:style>
    <style:style style:name="T4" style:family="text">
      <style:text-properties officeooo:rsid="001ce4ec"/>
    </style:style>
    <style:style style:name="T5" style:family="text">
      <style:text-properties officeooo:rsid="001d6643"/>
    </style:style>
    <style:style style:name="T6" style:family="text">
      <style:text-properties officeooo:rsid="001f2ff7"/>
    </style:style>
    <style:style style:name="T7" style:family="text">
      <style:text-properties officeooo:rsid="0027949f"/>
    </style:style>
    <style:style style:name="T8" style:family="text">
      <style:text-properties officeooo:rsid="002864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dastro/Login/Logoff</text:p>
      <text:p text:style-name="P1"/>
      <text:list xml:id="list1789968514519734271" text:style-name="L1">
        <text:list-item>
          <text:p text:style-name="P7">Sendo usuário <text:span text:style-name="T6">posso</text:span> me cadastrar para <text:span text:style-name="T1">realizar login no app</text:span>;</text:p>
          <text:p text:style-name="P9"><text:span text:style-name="T7">nome de usuário</text:span>, email, <text:span text:style-name="T7">telefone, </text:span>senha, data de nascimento <text:span text:style-name="T7">do usuário</text:span>, data <text:s/>provável <text:span text:style-name="T7">do </text:span>nascimento <text:span text:style-name="T7">do filho</text:span></text:p>
          <text:p text:style-name="P7"/>
        </text:list-item>
        <text:list-item>
          <text:p text:style-name="P10">Sendo usuário posso fazer login para utilizar o app;</text:p>
          <text:p text:style-name="P8"><text:span text:style-name="T8">nome do usuário</text:span>, senha</text:p>
          <text:p text:style-name="P10"/>
        </text:list-item>
        <text:list-item>
          <text:p text:style-name="P11">Sendo usuário posso <text:span text:style-name="T2">recuperar minha senha caso esqueça a mesma</text:span> para <text:span text:style-name="T2">poder </text:span>utilizar o app;</text:p>
          <text:p text:style-name="P8"><text:span text:style-name="T8">nome do usuário</text:span>, senha, email</text:p>
          <text:p text:style-name="P11"/>
        </text:list-item>
        <text:list-item>
          <text:p text:style-name="P12">Sendo usuário posso efetuar logoff do app para impedir terceiros a usarem o meu perfil;</text:p>
        </text:list-item>
      </text:list>
      <text:p text:style-name="P3"/>
      <text:p text:style-name="P23">Usuário</text:p>
      <text:list xml:id="list92040618215962" text:continue-numbering="true" text:style-name="L1">
        <text:list-header>
          <text:p text:style-name="P14"/>
        </text:list-header>
        <text:list-item>
          <text:p text:style-name="P18">Sendo usuário posso convidar amigos a usarem o app para poderem acessar as informações compartilhadas no app <text:span text:style-name="T8">e serem meus seguidores</text:span>;</text:p>
          <text:p text:style-name="P15"/>
        </text:list-item>
        <text:list-item>
          <text:p text:style-name="P15">Sendo usuário posso postar textos no meu perfil para compartilhar com meus <text:span text:style-name="T8">seguidores</text:span>;</text:p>
          <text:p text:style-name="P15"/>
        </text:list-item>
        <text:list-item>
          <text:p text:style-name="P15">Sendo usuário posso postar fotos no meu perfil para compartilhar com meus <text:span text:style-name="T8">seguidores</text:span>;</text:p>
          <text:p text:style-name="P15"/>
        </text:list-item>
        <text:list-item>
          <text:p text:style-name="P15">Sendo usuário posso postar videos no meu perfil para compartilhar com meus <text:span text:style-name="T8">seguidores</text:span>;</text:p>
          <text:p text:style-name="P15"/>
        </text:list-item>
        <text:list-item>
          <text:p text:style-name="P19">Sendo usuário posso excluir as postagens realizadas no meu perfil para impedir de que meus <text:span text:style-name="T8">seguidores</text:span> possam ver o conteúdo compartilhado anteriormente;</text:p>
        </text:list-item>
      </text:list>
      <text:p text:style-name="P6"/>
      <text:list xml:id="list92041251093686" text:continue-numbering="true" text:style-name="L1">
        <text:list-item>
          <text:p text:style-name="P16">Sendo usuário posso responder os comentários dos <text:span text:style-name="T8">seguidores</text:span> no meu perfil para interagir com <text:span text:style-name="T8">os mesmos</text:span>;</text:p>
          <text:p text:style-name="P16"/>
        </text:list-item>
        <text:list-item>
          <text:p text:style-name="P20">Sendo usuário posso criar uma lista de chá de fralda para enviar os itens da mesma para meus <text:span text:style-name="T8">seguidores</text:span>;</text:p>
          <text:p text:style-name="P20"/>
        </text:list-item>
        <text:list-item>
          <text:p text:style-name="P20">Sendo usuário posso editar a lista de chá de fralda para adicionar ou remover itens da mesma;</text:p>
        </text:list-item>
      </text:list>
      <text:p text:style-name="P2"/>
      <text:p text:style-name="P2"/>
      <text:p text:style-name="P23">Seguidor</text:p>
      <text:p text:style-name="P3"/>
      <text:list xml:id="list92041929031339" text:continue-numbering="true" text:style-name="L1">
        <text:list-item>
          <text:p text:style-name="P15">Sendo <text:span text:style-name="T8">seguidor</text:span> posso curtir os posts do usuário para demonstrar meu interesse pelo assunto compartilhado;</text:p>
          <text:p text:style-name="P15"/>
        </text:list-item>
        <text:list-item>
          <text:p text:style-name="P17">Sendo <text:span text:style-name="T8">seguidor</text:span> posso <text:span text:style-name="T4">des</text:span>curtir os posts do usuário para demonstrar meu <text:span text:style-name="T4">arrependimento de curtir</text:span> <text:span text:style-name="T4">o</text:span> assunto compartilhado;</text:p>
          <text:p text:style-name="P15"/>
        </text:list-item>
        <text:list-item>
          <text:p text:style-name="P17">Sendo <text:span text:style-name="T8">seguidor</text:span> posso comentar os posts do usuário para interagir com o usuário gestante sobre o assunto compartilhado;</text:p>
        </text:list-item>
      </text:list>
      <text:p text:style-name="P5"/>
      <text:list xml:id="list92041119786600" text:continue-numbering="true" text:style-name="L1">
        <text:list-item>
          <text:p text:style-name="P17">Sendo <text:span text:style-name="T8">seguidor</text:span> posso <text:span text:style-name="T4">excluir o </text:span>coment<text:span text:style-name="T4">ário n</text:span>os posts do usuário para <text:span text:style-name="T4">impedir</text:span> <text:span text:style-name="T4">que</text:span> o usuário gestante <text:span text:style-name="T4">e/ou outros usuários possam ver meu comentário;</text:span></text:p>
          <text:p text:style-name="P16"><text:soft-page-break/></text:p>
        </text:list-item>
        <text:list-item>
          <text:p text:style-name="P21">Sendo <text:span text:style-name="T8">seguidor</text:span> posso selecionar um ou mais itens da lista de chá de fralda para avisar aos outros <text:span text:style-name="T8">seguidores</text:span> que já foi escolhido um ou mais itens da lista;</text:p>
        </text:list-item>
      </text:list>
      <text:p text:style-name="P4"/>
      <text:p text:style-name="P4">Sistema</text:p>
      <text:list xml:id="list92041173614412" text:continue-numbering="true" text:style-name="L1">
        <text:list-header>
          <text:p text:style-name="P22"/>
        </text:list-header>
        <text:list-item>
          <text:p text:style-name="P13">Sendo <text:span text:style-name="T5">gerenciador de eventos do </text:span>sistema <text:span text:style-name="T5">posso</text:span> enviar informações periódicas para o usuário para mantê-la informada de acordo com seu período de gravidez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5M1S</meta:editing-duration>
    <meta:editing-cycles>20</meta:editing-cycles>
    <meta:generator>LibreOffice/5.2.6.2$Windows_X86_64 LibreOffice_project/a3100ed2409ebf1c212f5048fbe377c281438fdc</meta:generator>
    <dc:date>2017-10-10T09:20:40.014000000</dc:date>
    <meta:document-statistic meta:table-count="0" meta:image-count="0" meta:object-count="0" meta:page-count="2" meta:paragraph-count="25" meta:word-count="356" meta:character-count="2176" meta:non-whitespace-character-count="1862"/>
    <meta:user-defined meta:name="Info 1"/>
    <meta:user-defined meta:name="Info 2"/>
    <meta:user-defined meta:name="Info 3"/>
    <meta:user-defined meta:name="Info 4"/>
  </office:meta>
</office:document-meta>
</file>